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vg:panose-1="5 5 1 2 1 7 6 2 5 7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TableColumn3" style:family="table-column">
      <style:table-column-properties style:column-width="2.9493in"/>
    </style:style>
    <style:style style:name="TableColumn4" style:family="table-column">
      <style:table-column-properties style:column-width="2.9493in"/>
    </style:style>
    <style:style style:name="Table2" style:family="table">
      <style:table-properties style:width="5.8986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8" style:parent-style-name="Policepardéfaut" style:family="text">
      <style:text-properties style:text-position="super 63.6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Policepardéfaut" style:family="text">
      <style:text-properties style:text-position="super 63.6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T25" style:parent-style-name="Policepardéfaut" style:family="text">
      <style:text-properties style:font-name="Wingdings" style:font-name-asian="Wingdings" style:font-name-complex="Wingdings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Policepardéfaut" style:family="text">
      <style:text-properties style:text-position="super 63.6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Policepardéfaut" style:family="text">
      <style:text-properties style:text-position="super 63.6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47" style:parent-style-name="Policepardéfaut" style:family="text">
      <style:text-properties style:text-position="super 63.6%"/>
    </style:style>
    <style:style style:name="P48" style:parent-style-name="Paragraphedeliste" style:list-style-name="LFO1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Policepardéfaut" style:family="text">
      <style:text-properties style:text-position="super 63.6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67" style:parent-style-name="Policepardéfaut" style:family="text">
      <style:text-properties style:text-position="super 63.6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Policepardéfaut" style:family="text">
      <style:text-properties style:text-position="super 63.6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89" style:parent-style-name="Policepardéfaut" style:family="text">
      <style:text-properties style:text-position="super 63.6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Fonctionnement de l’application</text:p>
      <text:p text:style-name="Normal"/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1<text:span text:style-name="T8">er</text:span><text:s/>écran : Connexion</text:p>
          </table:table-cell>
          <table:table-cell table:style-name="TableCell9">
            <text:p text:style-name="P10">Champ login</text:p>
            <text:p text:style-name="P11">Champ mot de passe</text:p>
            <text:p text:style-name="P12">Bouton pour se connecter</text:p>
            <text:p text:style-name="P13">Bouton pour mot de passe oublié</text:p>
            <text:p text:style-name="P14">Bouton pour l’inscription</text:p>
            <text:p text:style-name="P15">Check box pour se souvenir du compte</text:p>
          </table:table-cell>
        </table:table-row>
        <table:table-row table:style-name="TableRow16">
          <table:table-cell table:style-name="TableCell17">
            <text:p text:style-name="P18">1<text:span text:style-name="T19">er</text:span><text:s/>écran bis : Mot de passe oublié</text:p>
          </table:table-cell>
          <table:table-cell table:style-name="TableCell20">
            <text:p text:style-name="P21">Champ mail</text:p>
            <text:p text:style-name="P22">Bouton de confirmation</text:p>
            <text:p text:style-name="P23">Bouton annuler</text:p>
            <text:p text:style-name="P24"><text:span text:style-name="T25"></text:span>Renvoi un écran de confirmation -ou pas-</text:p>
          </table:table-cell>
        </table:table-row>
        <table:table-row table:style-name="TableRow26">
          <table:table-cell table:style-name="TableCell27">
            <text:p text:style-name="P28">2<text:span text:style-name="T29">ème</text:span><text:s/>écran : Création de compte</text:p>
          </table:table-cell>
          <table:table-cell table:style-name="TableCell30">
            <text:p text:style-name="P31">Champ login</text:p>
            <text:p text:style-name="P32">Champ mot de passe + confirmation</text:p>
            <text:p text:style-name="P33">Champ adresse e-mail + confirmation</text:p>
            <text:p text:style-name="P34">Bouton valider</text:p>
          </table:table-cell>
        </table:table-row>
        <table:table-row table:style-name="TableRow35">
          <table:table-cell table:style-name="TableCell36">
            <text:p text:style-name="P37">3<text:span text:style-name="T38">ème</text:span><text:s/>écran : Liste des parties en cours (Lobby)</text:p>
          </table:table-cell>
          <table:table-cell table:style-name="TableCell39">
            <text:p text:style-name="P40">Menu (Quitter, statistiques)</text:p>
            <text:p text:style-name="P41">Liste des parties en cours (Nom ; Côte du MJ ; Mot de passe (oui ou non) ; Langue de la partie)</text:p>
            <text:p text:style-name="P42">Bouton rejoindre</text:p>
            <text:p text:style-name="P43">Bouton créer une partie</text:p>
          </table:table-cell>
        </table:table-row>
        <table:table-row table:style-name="TableRow44">
          <table:table-cell table:style-name="TableCell45">
            <text:p text:style-name="P46">4<text:span text:style-name="T47">ème</text:span><text:s/>écran : Création d’une partie</text:p>
            <text:list text:style-name="LFO1" text:continue-numbering="true">
              <text:list-item>
                <text:p text:style-name="P48">Le créateur est le MJ</text:p>
              </text:list-item>
            </text:list>
          </table:table-cell>
          <table:table-cell table:style-name="TableCell49">
            <text:p text:style-name="P50">Champ nom de la partie</text:p>
            <text:p text:style-name="P51">Champ nombre de joueurs</text:p>
            <text:p text:style-name="P52">Champ mot de passe (optionnel)</text:p>
            <text:p text:style-name="P53">Bouton valider</text:p>
          </table:table-cell>
        </table:table-row>
        <table:table-row table:style-name="TableRow54">
          <table:table-cell table:style-name="TableCell55">
            <text:p text:style-name="P56">5<text:span text:style-name="T57">ème</text:span><text:s/>écran : Rejoindre une partie</text:p>
          </table:table-cell>
          <table:table-cell table:style-name="TableCell58">
            <text:p text:style-name="P59">Liste des personnages à jouer</text:p>
            <text:p text:style-name="P60">Liste des joueurs</text:p>
            <text:p text:style-name="P61">Détail du personnage (Apparait lorsqu’un personnage est sélectionné)</text:p>
            <text:p text:style-name="P62">Bouton valider (grisé avant la sélection du personnage)</text:p>
            <text:p text:style-name="P63">Chat</text:p>
          </table:table-cell>
        </table:table-row>
        <table:table-row table:style-name="TableRow64">
          <table:table-cell table:style-name="TableCell65">
            <text:p text:style-name="P66">6<text:span text:style-name="T67">ème</text:span><text:s/>écran : Jeu pour le joueur</text:p>
          </table:table-cell>
          <table:table-cell table:style-name="TableCell68">
            <text:p text:style-name="P69">Chat<text:s/></text:p>
            <text:p text:style-name="P70">Résumé</text:p>
            <text:p text:style-name="P71">Table de jeu</text:p>
            <text:p text:style-name="P72">Décor</text:p>
            <text:p text:style-name="P73">Joueurs</text:p>
            <text:p text:style-name="P74">Menu (Options, quitter)</text:p>
          </table:table-cell>
        </table:table-row>
        <table:table-row table:style-name="TableRow75">
          <table:table-cell table:style-name="TableCell76">
            <text:p text:style-name="P77">7<text:span text:style-name="T78">ème</text:span><text:s/>écran : Jeu pour le MJ</text:p>
          </table:table-cell>
          <table:table-cell table:style-name="TableCell79">
            <text:p text:style-name="P80">Même interface que joueur +</text:p>
            <text:p text:style-name="P81">Actions supplémentaire dans menu :</text:p>
            <text:p text:style-name="P82">Combat</text:p>
            <text:p text:style-name="P83">PNJ</text:p>
            <text:p text:style-name="P84">Montrer objet</text:p>
            <text:p text:style-name="P85">Décor</text:p>
          </table:table-cell>
        </table:table-row>
        <table:table-row table:style-name="TableRow86">
          <table:table-cell table:style-name="TableCell87">
            <text:p text:style-name="P88">8<text:span text:style-name="T89">ème</text:span><text:s/>écran : Actions supplémentaires du MJ</text:p>
          </table:table-cell>
          <table:table-cell table:style-name="TableCell90">
            <text:p text:style-name="P91">Affichage liste des (monstres, PNJ, Objets, Décors)</text:p>
            <text:p text:style-name="P92">Affichage bulle info au survol</text:p>
            <text:p text:style-name="P93">Bouton permettant de les ajouter / retirer (Limite de un pour tous sauf Combat)</text:p>
            <text:p text:style-name="P94">Bouton confirmer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vg:panose-1="5 5 1 2 1 7 6 2 5 7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ＭＳ 明朝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han</meta:initial-creator>
    <dc:creator>Jehan</dc:creator>
    <meta:creation-date>2015-10-19T19:36:00Z</meta:creation-date>
    <dc:date>2015-10-19T20:10:00Z</dc:date>
    <meta:print-date>2015-10-19T20:09:00Z</meta:print-date>
    <meta:template xlink:href="Normal.dotm" xlink:type="simple"/>
    <meta:editing-cycles>1</meta:editing-cycles>
    <meta:editing-duration>PT2040S</meta:editing-duration>
    <meta:document-statistic meta:page-count="2" meta:paragraph-count="2" meta:word-count="229" meta:character-count="1488" meta:row-count="10" meta:non-whitespace-character-count="1261"/>
  </office:meta>
</office:document-meta>
</file>